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7">
      <style:graphic-properties draw:stroke="none" draw:fill="none" draw:fill-color="#99ccff" fo:min-height="2.265cm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7">
      <style:graphic-properties draw:stroke="none" draw:fill="none" draw:fill-color="#99ccff" fo:min-height="1.788cm" draw:shadow-offset-x="0.305cm" draw:shadow-offset-y="0.305cm"/>
    </style:style>
    <style:style style:name="gr6" style:family="graphic" style:parent-style-name="standard" style:list-style-name="L7">
      <style:graphic-properties draw:stroke="none" draw:fill="none" draw:fill-color="#99ccff" fo:min-height="3.295cm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69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min-height="5.83cm" fo:padding-top="0.125cm" fo:padding-bottom="0.125cm" fo:padding-left="0.25cm" fo:padding-right="0.25cm" fo:wrap-option="no-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8.187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8.187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6.753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.198cm" fo:margin-bottom="0.119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5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6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17" style:family="paragraph">
      <style:paragraph-properties fo:margin-left="2.076cm" fo:margin-right="0cm" fo:margin-top="0.198cm" fo:margin-bottom="0.119cm" fo:line-height="93%" text:enable-numbering="true" fo:text-indent="-0.784cm" style:punctuation-wrap="hanging" style:line-break="strict"/>
    </style:style>
    <style:style style:name="P18" style:family="paragraph">
      <style:paragraph-properties fo:margin-left="0.635cm" fo:margin-right="0cm" fo:margin-top="0cm" fo:margin-bottom="0cm" fo:line-height="93%" text:enable-numbering="true" fo:text-indent="-0.635cm" style:punctuation-wrap="hanging" style:line-break="strict"/>
    </style:style>
    <style:style style:name="P19" style:family="paragraph">
      <style:paragraph-properties fo:margin-left="2.076cm" fo:margin-right="0cm" fo:margin-top="0.176cm" fo:margin-bottom="0.105cm" fo:line-height="93%" text:enable-numbering="true" fo:text-indent="-0.784cm" style:punctuation-wrap="hanging" style:line-break="strict"/>
    </style:style>
    <style:style style:name="P20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23" style:family="paragraph">
      <style:paragraph-properties fo:margin-left="0.635cm" fo:margin-right="0cm" fo:line-height="150%" text:enable-numbering="true" fo:text-indent="-0.635cm"/>
    </style:style>
    <style:style style:name="P24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/>
    </style:style>
    <style:style style:name="P27" style:family="paragraph">
      <style:paragraph-properties fo:margin-left="2.076cm" fo:margin-right="0cm" text:enable-numbering="true" fo:text-indent="-0.784cm"/>
    </style:style>
    <style:style style:name="P28" style:family="paragraph">
      <style:paragraph-properties fo:margin-left="3.175cm" fo:margin-right="0cm" text:enable-numbering="true" fo:text-indent="-0.635cm"/>
    </style:style>
    <style:style style:name="P29" style:family="paragraph">
      <style:paragraph-properties fo:margin-left="0.635cm" fo:margin-right="0cm" fo:margin-top="0.254cm" fo:margin-bottom="0cm" text:enable-numbering="true" fo:text-indent="-0.61cm"/>
    </style:style>
    <style:style style:name="P30" style:family="paragraph">
      <style:paragraph-properties fo:margin-left="0.635cm" fo:margin-right="0cm" fo:line-height="93%" text:enable-numbering="true" fo:text-indent="-0.635cm" style:punctuation-wrap="hanging" style:line-break="strict" style:writing-mode="lr-tb"/>
    </style:style>
    <style:style style:name="P31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2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33" style:family="paragraph">
      <style:paragraph-properties fo:margin-left="0cm" fo:margin-right="0cm" fo:text-indent="0cm"/>
      <style:text-properties style:use-window-font-color="true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text-align="center" fo:text-indent="0cm"/>
      <style:text-properties style:use-window-font-color="true"/>
    </style:style>
    <style:style style:name="P36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P37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 style:writing-mode="lr-tb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4pt" fo:language="en" fo:country="GB" style:font-size-asian="14pt" style:font-size-complex="14pt"/>
    </style:style>
    <style:style style:name="T9" style:family="text">
      <style:text-properties fo:color="#000000" fo:language="en" fo:country="GB"/>
    </style:style>
    <style:style style:name="T10" style:family="text">
      <style:text-properties fo:color="#000000" fo:font-size="44pt" fo:language="en" fo:country="GB" fo:font-weight="bold" style:font-size-asian="44pt" style:font-size-complex="44pt"/>
    </style:style>
    <style:style style:name="T11" style:family="text">
      <style:text-properties fo:font-size="20pt" fo:language="en" fo:country="GB" style:font-size-asian="18pt" style:font-size-complex="18pt"/>
    </style:style>
    <style:style style:name="T12" style:family="text">
      <style:text-properties fo:font-size="20pt" fo:language="en" fo:country="GB" style:font-size-asian="16pt" style:font-size-complex="16pt"/>
    </style:style>
    <style:style style:name="T13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14" style:family="text">
      <style:text-properties fo:font-size="18pt"/>
    </style:style>
    <style:style style:name="T15" style:family="text">
      <style:text-properties style:use-window-font-color="true" fo:font-weight="bold"/>
    </style:style>
    <style:style style:name="T16" style:family="text">
      <style:text-properties style:use-window-font-color="true"/>
    </style:style>
    <style:style style:name="T17" style:family="text">
      <style:text-properties fo:font-size="16pt" fo:language="en" fo:country="GB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4pt" fo:language="en" fo:country="GB" style:font-size-asian="14pt" style:font-size-complex="14pt"/>
    </style:style>
    <style:style style:name="T19" style:family="text">
      <style:text-properties fo:color="#ccccff" fo:font-family="'Courier New'" style:font-family-generic="modern" style:font-pitch="fixed" fo:font-size="14pt" fo:language="en" fo:country="GB" style:font-size-asian="14pt" style:font-size-complex="14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index.php">Eclipse 3.2 M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mf">EMF</text:a></text:span><text:span text:style-name="T7"> and </text:span><text:span text:style-name="T6"><text:a xlink:href="http://www.eclipse.org/gef">GEF</text:a></text:span><text:span text:style-name="T7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cf/downloads.html">ECF SDK</text:a></text:span><text:span text:style-name="T7"> (running in Eclip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in Workspace (via CVS </text:span><text:span text:style-name="T6"><text:a xlink:href="http://www.eclipse.org/ecf/org.eclipse.ecf.docs/ecf-anonymous.psf">project set</text:a></text:span><text:span text:style-name="T7">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Modules</text:span></text:p>
          </draw:text-box>
        </draw:frame>
        <draw:frame presentation:style-name="pr7" draw:text-style-name="P11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7"><text:span text:style-name="T5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Introdu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Demos/Examples: <text:s/>IM/Chat, Collaboration, Graphshare, Shared Edit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Code Exercis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 Cre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M/Chat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Datashare and Fileshare cli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Service discovery with Zeroconf/Bonjou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RCP and ECF toget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Provid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ECF Adap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5"><text:span text:style-name="T4">Tutorial Modules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6"><text:span text:style-name="T5">Advanced Topic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RCP, Buddy Classloading, OSGI Ser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ECF Serv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Data Replication/Synchroniz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5">Current/Futur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VOIP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10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9">Module 1</text:span><text:span text:style-name="T3"> </text:span><text:span text:style-name="T3"><text:line-break/></text:span><text:span text:style-name="T3"><text:line-break/></text:span><text:span text:style-name="T10">ECF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1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Quickstart: <text:s/>Building ECF Clients</text:span></text:p>
          </draw:text-box>
        </draw:frame>
        <draw:frame presentation:style-name="pr12" draw:text-style-name="P24" draw:layer="layout" svg:width="21.493cm" svg:height="8.187cm" svg:x="1.837cm" svg:y="4.932cm" presentation:class="outline" presentation:user-transformed="true">
          <draw:text-box>
            <text:list text:style-name="L4">
              <text:list-item>
                <text:p text:style-name="P22"><text:span text:style-name="T11"><text:s text:c="2"/></text:span><text:span text:style-name="T11">Create IContainer instance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Get adapter API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Setup adapter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reate target ID 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all IContainer.connect(targetID)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Send/receive messages (via adapter)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13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Core: <text:s/>IContainer</text:span></text:p>
          </draw:text-box>
        </draw:frame>
        <draw:frame presentation:style-name="pr14" draw:text-style-name="P30" draw:layer="layout" svg:width="21.493cm" svg:height="8.187cm" svg:x="1.837cm" svg:y="4.932cm" presentation:class="outline" presentation:user-transformed="true">
          <draw:text-box>
            <text:list text:style-name="L5">
              <text:list-item>
                <text:p text:style-name="P26"><text:span text:style-name="T12">org.eclipse.ecf.core.IContainer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Entry point for all 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Container for asynchronous messag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API protocol independ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connect/disconnec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addListener/removeListe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getAdap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Instances created via ContainerFactory</text:span></text:p>
                  </text:list-item>
                </text:list>
              </text:list-item>
            </text:list>
            <text:list text:style-name="L5">
              <text:list-item>
                <text:p text:style-name="P29"><text:span text:style-name="T11">Implementations aka 'ECF provider' plugins</text:span></text:p>
              </text:list-item>
            </text:list>
          </draw:text-box>
        </draw:frame>
        <draw:frame draw:style-name="gr2" draw:text-style-name="P32" draw:layer="layout" svg:width="23.261cm" svg:height="2.531cm" svg:x="1.03cm" svg:y="14.058cm">
          <draw:text-box>
            <text:p text:style-name="P6"><text:span text:style-name="T13">IContainer c = ContainerFactory.getDefault().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reateContainer(“ecf.xmpp.smack”);</text:span></text:p>
            <text:p text:style-name="P31"><text:span text:style-name="T14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5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provider implementations</text:span></text:p>
          </draw:text-box>
        </draw:frame>
        <draw:frame draw:style-name="gr3" draw:text-style-name="P6" draw:layer="layout" svg:width="0.001cm" svg:height="1.204cm" svg:x="3.638cm" svg:y="3.969cm">
          <draw:text-box>
            <text:p text:style-name="P6"/>
          </draw:text-box>
        </draw:frame>
        <draw:frame draw:style-name="gr4" draw:text-style-name="P33" draw:layer="layout" svg:width="19.586cm" svg:height="7.792cm" svg:x="2.206cm" svg:y="4.667cm">
          <draw:text-box>
            <text:p text:style-name="P6"><text:span text:style-name="T15">Protoco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5">Container Type</text:span></text:p>
            <text:p text:style-name="P6"><text:span text:style-name="T16"/></text:p>
            <text:p text:style-name="P6"><text:span text:style-name="T16">XMPP (jabber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xmpp.smack</text:span></text:p>
            <text:p text:style-name="P6"><text:span text:style-name="T16">ECF 'generic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lient</text:span></text:p>
            <text:p text:style-name="P6"><text:span text:style-name="T16">IRC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irc.irclib</text:span></text:p>
            <text:p text:style-name="P6"><text:span text:style-name="T16">JM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jms.tcp.client</text:span></text:p>
            <text:p text:style-name="P6"><text:span text:style-name="T16">Zerocon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discovery.jmdns</text:span></text:p>
            <text:p text:style-name="P6"><text:span text:style-name="T16"/></text:p>
            <text:p text:style-name="P6"><text:span text:style-name="T16">data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hannel</text:span></text:p>
            <text:p text:style-name="P6"><text:span text:style-name="T16">file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fileshare</text:span></text:p>
            <text:p text:style-name="P6"><text:span text:style-name="T16">...</text:span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6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Adapters</text:span></text:p>
          </draw:text-box>
        </draw:frame>
        <draw:frame presentation:style-name="pr17" draw:text-style-name="P30" draw:layer="layout" svg:width="21.493cm" svg:height="7.251cm" svg:x="2.13cm" svg:y="4.712cm" presentation:class="outline" presentation:user-transformed="true">
          <draw:text-box>
            <text:list text:style-name="L5">
              <text:list-item>
                <text:p text:style-name="P26"><text:span text:style-name="T12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Presence/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File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channels for sendng/synchronizing byte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dynamic service discove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VO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Others</text:span><text:span text:style-name="T5">...</text:span></text:p>
                  </text:list-item>
                </text:list>
              </text:list-item>
            </text:list>
            <text:list text:style-name="L5">
              <text:list-item>
                <text:p text:style-name="P29"><text:span text:style-name="T11">Accessed via Icontainer.getAdapter(Class interface)</text:span></text:p>
              </text:list-item>
            </text:list>
          </draw:text-box>
        </draw:frame>
        <draw:frame draw:style-name="gr5" draw:text-style-name="P32" draw:layer="layout" svg:width="21.462cm" svg:height="2.531cm" svg:x="1.838cm" svg:y="13.891cm">
          <draw:text-box>
            <text:p text:style-name="P6"><text:span text:style-name="T13">IPresenceContainer c = (IPresenceContainer) container.getAdapter(IPresenceContainer.class);</text:span></text:p>
            <text:p text:style-name="P31"><text:span text:style-name="T14"/></text:p>
          </draw:text-box>
        </draw:frame>
        <draw:frame draw:style-name="gr4" draw:text-style-name="P33" draw:layer="layout" svg:width="3.454cm" svg:height="0.963cm" svg:x="1.837cm" svg:y="12.714cm">
          <draw:text-box>
            <text:p text:style-name="P6"><text:span text:style-name="T16">Example</text:span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8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: <text:s/>ID is for Identity</text:span></text:p>
          </draw:text-box>
        </draw:frame>
        <draw:frame presentation:style-name="pr19" draw:text-style-name="P30" draw:layer="layout" svg:width="21.493cm" svg:height="10.598cm" svg:x="1.837cm" svg:y="4.932cm" presentation:class="outline" presentation:user-transformed="true">
          <draw:text-box>
            <text:list text:style-name="L3">
              <text:list-item>
                <text:p text:style-name="P16"><text:span text:style-name="T11">ECF Identity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org.eclipse.ecf.core.identity.ID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RI 'nature': <text:s/>ecftcp://ecf.eclipse.org:3282/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sed to identify 'entities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Servers and Grou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Users/Peop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Other things that need to be uniquely identifi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Has associated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IDFactory used to construct instance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20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Identity: <text:s/>Examples</text:span></text:p>
          </draw:text-box>
        </draw:frame>
        <draw:frame draw:style-name="gr6" draw:text-style-name="P32" draw:layer="layout" svg:width="23.629cm" svg:height="5.461cm" svg:x="1.139cm" svg:y="4.797cm">
          <draw:text-box>
            <text:p text:style-name="P6"><text:span text:style-name="T13">ID id1 = IDFactory.getDefault().createStringID(“foo”);</text:span></text:p>
            <text:p text:style-name="P6"><text:span text:style-name="T13"/></text:p>
            <text:p text:style-name="P6"><text:span text:style-name="T13">ID id2 = IDFactory.getDefault().createID(namespace,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“</text:span><text:span text:style-name="T13">ecftcp://ecf.eclipse.org:3282/server”);</text:span></text:p>
            <text:p text:style-name="P6"><text:span text:style-name="T13"/></text:p>
            <text:p text:style-name="P6"><text:span text:style-name="T13">ID id3 = IDFactory.getDefault().createGUID();</text:span></text:p>
            <text:p text:style-name="P6"><text:span text:style-name="T13"/></text:p>
            <text:p text:style-name="P31"><text:span text:style-name="T14"/></text:p>
          </draw:text-box>
        </draw:frame>
        <draw:frame draw:style-name="gr7" draw:text-style-name="P35" draw:layer="layout" svg:width="12.496cm" svg:height="5.915cm" svg:x="6.063cm" svg:y="10.252cm">
          <draw:text-box>
            <text:p text:style-name="P34"><text:span text:style-name="T16">ID instance properties</text:span></text:p>
            <text:p text:style-name="P34"><text:span text:style-name="T16"/></text:p>
            <text:p text:style-name="P34"><text:span text:style-name="T16">Immutable</text:span></text:p>
            <text:p text:style-name="P34"><text:span text:style-name="T16">Serializable</text:span></text:p>
            <text:p text:style-name="P34"><text:span text:style-name="T16">Unique within Namespace</text:span></text:p>
            <text:p text:style-name="P34"><text:span text:style-name="T16">Convertible to String or URI</text:span></text:p>
            <text:p text:style-name="P34"><text:span text:style-name="T16">Implements java.security.Principal</text:span></text:p>
            <text:p text:style-name="P6"><text:span text:style-name="T16"/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custom-shape draw:style-name="gr8" draw:text-style-name="P5" draw:layer="layout" svg:width="21.316cm" svg:height="9.192cm" svg:x="1.986cm" svg:y="5.034cm">
          <text:p text:style-name="P36"><text:span text:style-name="T18">// Create container </text:span></text:p>
          <text:p text:style-name="P36"><text:span text:style-name="T18">IContainer container = ContainerFactory.getDefault().createContainer(“ecf.xmpp.smack”);</text:span></text:p>
          <text:p text:style-name="P36"><text:span text:style-name="T18"/></text:p>
          <text:p text:style-name="P36"><text:span text:style-name="T18">// Setup adapter here</text:span></text:p>
          <text:p text:style-name="P36"><text:span text:style-name="T18">setupAdapter(container);</text:span></text:p>
          <text:p text:style-name="P36"><text:span text:style-name="T18"/></text:p>
          <text:p text:style-name="P36"><text:span text:style-name="T18">// Create target ID for connection</text:span></text:p>
          <text:p text:style-name="P36"><text:span text:style-name="T18">ID targetID = IDFactory.getDefault().createID(container.getConnectNamespace(),”</text:span><text:span text:style-name="T19"><text:a xlink:href="mailto:slewis@ecf.eclipse.org">slewis@ecf.eclipse.org</text:a></text:span><text:span text:style-name="T18">“);</text:span></text:p>
          <text:p text:style-name="P36"><text:span text:style-name="T18">// Connect to a target</text:span></text:p>
          <text:p text:style-name="P36"><text:span text:style-name="T18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21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 Trivial Client</text:span></text:p>
          </draw:text-box>
        </draw:frame>
        <presentation:notes draw:style-name="dp3">
          <office:forms form:automatic-focus="false" form:apply-design-mode="false"/>
          <draw:page-thumbnail draw:layer="layout" svg:width="12.819cm" svg:height="9.613cm" svg:x="3.237cm" svg:y="1.923cm" draw:page-number="12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custom-shape draw:style-name="gr9" draw:text-style-name="P37" draw:layer="layout" svg:width="21.316cm" svg:height="12.142cm" svg:x="1.288cm" svg:y="5.034cm">
          <text:p text:style-name="P36"><text:span text:style-name="T18">Public void setupAdapter(IContainer container) {</text:span></text:p>
          <text:p text:style-name="P36"><text:span text:style-name="T18"><text:tab/></text:span><text:span text:style-name="T18">IPresenceContainer presence = (IPresenceContainer) container</text:span></text:p>
          <text:p text:style-name="P36"><text:span text:style-name="T18"><text:tab/></text:span><text:span text:style-name="T18"><text:tab/></text:span><text:span text:style-name="T18"><text:tab/></text:span><text:span text:style-name="T18"><text:tab/></text:span><text:span text:style-name="T18">.getAdapter(IPresenceContainer.class);</text:span></text:p>
          <text:p text:style-name="P36"><text:span text:style-name="T18"><text:tab/></text:span><text:span text:style-name="T18">IMessageSender sender = presence.getMessageSender();</text:span></text:p>
          <text:p text:style-name="P36"><text:span text:style-name="T18"><text:tab/></text:span><text:span text:style-name="T18">// Setup listener for IM messages</text:span></text:p>
          <text:p text:style-name="P36"><text:span text:style-name="T18"><text:tab/></text:span><text:span text:style-name="T18">presence.addMessageListener(new IMessageListener() {</text:span></text:p>
          <text:p text:style-name="P36"><text:span text:style-name="T18"><text:tab/></text:span><text:span text:style-name="T18"><text:tab/></text:span><text:span text:style-name="T18">public void handleMessage(ID fromID, ID toID, Type type, String subject, String msg) {</text:span></text:p>
          <text:p text:style-name="P36"><text:span text:style-name="T18"><text:tab/></text:span><text:span text:style-name="T18"><text:tab/></text:span><text:span text:style-name="T18"><text:tab/></text:span><text:span text:style-name="T18">System.out.println(“got IM from “+fromID+”: “+msg);</text:span></text:p>
          <text:p text:style-name="P36"><text:span text:style-name="T18"><text:tab/></text:span><text:span text:style-name="T18"><text:tab/></text:span><text:span text:style-name="T18">}</text:span></text:p>
          <text:p text:style-name="P36"><text:span text:style-name="T18"><text:tab/></text:span><text:span text:style-name="T18">});</text:span></text:p>
          <text:p text:style-name="P36"><text:span text:style-name="T18"/></text:p>
          <text:p text:style-name="P36"><text:span text:style-name="T18">// Use sender to send messages...</text:span></text:p>
          <text:p text:style-name="P36"><text:span text:style-name="T18"/></text:p>
          <text:p text:style-name="P36"><text:span text:style-name="T18">}</text:span></text:p>
          <text:p text:style-name="P36"><text:span text:style-name="T18"/></text:p>
          <draw:enhanced-geometry svg:viewBox="0 0 21600 21600" draw:type="mso-spt202" draw:enhanced-path="M 0 0 L 21600 0 21600 21600 0 21600 0 0 Z N"/>
        </draw:custom-shape>
        <draw:frame presentation:style-name="pr22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n XMPP Client</text:span></text:p>
          </draw:text-box>
        </draw:frame>
        <presentation:notes draw:style-name="dp3">
          <office:forms form:automatic-focus="false" form:apply-design-mode="false"/>
          <draw:page-thumbnail draw:layer="layout" svg:width="12.819cm" svg:height="9.613cm" svg:x="3.237cm" svg:y="1.923cm" draw:page-number="1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2-27T21:48:27</dc:date>
    <meta:print-date>2006-02-26T17:56:38</meta:print-date>
    <dc:language>en-US</dc:language>
    <meta:editing-cycles>76</meta:editing-cycles>
    <meta:editing-duration>PT15H0M33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